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48.7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val1</text:p>
          </table:table-cell>
          <table:table-cell office:value-type="string" calcext:value-type="string">
            <text:p>val 2</text:p>
          </table:table-cell>
          <table:table-cell table:style-name="Default"/>
        </table:table-row>
        <table:table-row table:style-name="ro1">
          <table:table-cell table:number-columns-repeated="2" office:value-type="string" calcext:value-type="string">
            <text:p>arm_chair_1</text:p>
          </table:table-cell>
          <table:table-cell table:formula="of:=[.A2]=[.B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rm_chair_2</text:p>
          </table:table-cell>
          <table:table-cell table:formula="of:=[.A3]=[.B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rm_chair_one</text:p>
          </table:table-cell>
          <table:table-cell table:formula="of:=[.A4]=[.B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rm_chair_two</text:p>
          </table:table-cell>
          <table:table-cell table:formula="of:=[.A5]=[.B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bathroom</text:p>
          </table:table-cell>
          <table:table-cell table:formula="of:=[.A6]=[.B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bathroom_drawer</text:p>
          </table:table-cell>
          <table:table-cell table:formula="of:=[.A7]=[.B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bed</text:p>
          </table:table-cell>
          <table:table-cell table:formula="of:=[.A8]=[.B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bedroom</text:p>
          </table:table-cell>
          <table:table-cell table:formula="of:=[.A9]=[.B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bookshelf</text:p>
          </table:table-cell>
          <table:table-cell table:formula="of:=[.A10]=[.B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closet</text:p>
          </table:table-cell>
          <table:table-cell table:formula="of:=[.A11]=[.B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coffee_table</text:p>
          </table:table-cell>
          <table:table-cell table:formula="of:=[.A12]=[.B1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dining_room</text:p>
          </table:table-cell>
          <table:table-cell table:formula="of:=[.A13]=[.B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dining_table</text:p>
          </table:table-cell>
          <table:table-cell table:formula="of:=[.A14]=[.B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entrance_hall</text:p>
          </table:table-cell>
          <table:table-cell table:formula="of:=[.A15]=[.B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hallway</text:p>
          </table:table-cell>
          <table:table-cell table:formula="of:=[.A16]=[.B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kitchen</text:p>
          </table:table-cell>
          <table:table-cell table:formula="of:=[.A17]=[.B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kitchen_counter</text:p>
          </table:table-cell>
          <table:table-cell table:formula="of:=[.A18]=[.B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kitchen_table</text:p>
          </table:table-cell>
          <table:table-cell table:formula="of:=[.A19]=[.B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living_room</text:p>
          </table:table-cell>
          <table:table-cell table:formula="of:=[.A20]=[.B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o_location_2</text:p>
          </table:table-cell>
          <table:table-cell table:formula="of:=[.A21]=[.B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o_location1</text:p>
          </table:table-cell>
          <table:table-cell table:formula="of:=[.A22]=[.B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o_location3</text:p>
          </table:table-cell>
          <table:table-cell table:formula="of:=[.A23]=[.B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plant</text:p>
          </table:table-cell>
          <table:table-cell table:formula="of:=[.A24]=[.B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side_table_1</text:p>
          </table:table-cell>
          <table:table-cell table:formula="of:=[.A25]=[.B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side_table_2</text:p>
          </table:table-cell>
          <table:table-cell table:formula="of:=[.A26]=[.B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sofa</text:p>
          </table:table-cell>
          <table:table-cell table:formula="of:=[.A27]=[.B2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ash_bin</text:p>
          </table:table-cell>
          <table:table-cell table:formula="of:=[.A28]=[.B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v_table</text:p>
          </table:table-cell>
          <table:table-cell table:formula="of:=[.A29]=[.B29]" office:value-type="boolean" office:boolean-value="true" calcext:value-type="boolean">
            <text:p>TRUE</text:p>
          </table:table-cell>
        </table:table-row>
      </table:table>
      <table:named-expressions/>
      <table:database-ranges>
        <table:database-range table:name="__Anonymous_Sheet_DB__0" table:target-range-address="Sheet1.B1:Sheet1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5:54:19.944858106</meta:creation-date>
    <dc:date>2018-10-01T16:27:21.772175177</dc:date>
    <meta:editing-duration>PT10M7S</meta:editing-duration>
    <meta:editing-cycles>1</meta:editing-cycles>
    <meta:document-statistic meta:table-count="1" meta:cell-count="86" meta:object-count="0"/>
    <meta:generator>LibreOffice/5.1.6.2$Linux_X86_64 LibreOffice_project/10m0$Build-2</meta:generator>
  </office:meta>
</office:document-meta>
</file>